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19172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2a52b1" officeooo:paragraph-rsid="002a52b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2c2a52" officeooo:paragraph-rsid="002df28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rsid="002df281" officeooo:paragraph-rsid="002df28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rsid="0040a25c" officeooo:paragraph-rsid="0040a25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40a25c" officeooo:paragraph-rsid="003a5044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3d5bac" officeooo:paragraph-rsid="0019172d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rsid="002fc839" officeooo:paragraph-rsid="0057e20f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rsid="002fc839" officeooo:paragraph-rsid="00592708"/>
    </style:style>
    <style:style style:name="P10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officeooo:rsid="000ad3ea" officeooo:paragraph-rsid="0040a25c"/>
    </style:style>
    <style:style style:name="P1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0ad3ea" officeooo:paragraph-rsid="0040a25c"/>
    </style:style>
    <style:style style:name="P1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weight="bold" officeooo:rsid="003d5bac" officeooo:paragraph-rsid="0040a25c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fo:font-weight="bold" officeooo:rsid="00553601" officeooo:paragraph-rsid="00553601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rsid="0057e20f" officeooo:paragraph-rsid="0057e20f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officeooo:rsid="0057e20f" officeooo:paragraph-rsid="00592708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officeooo:rsid="003370c4" officeooo:paragraph-rsid="003370c4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officeooo:rsid="0034a4a1" officeooo:paragraph-rsid="005abb44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officeooo:rsid="0034a4a1" officeooo:paragraph-rsid="005c8b07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officeooo:rsid="003a5044" officeooo:paragraph-rsid="003a5044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officeooo:rsid="003a5044" officeooo:paragraph-rsid="005d2cf1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officeooo:rsid="003a5044" officeooo:paragraph-rsid="005e1b6c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officeooo:rsid="0040a25c" officeooo:paragraph-rsid="003a5044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rsid="002c2a52" officeooo:paragraph-rsid="005abb44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officeooo:rsid="005e1b6c" officeooo:paragraph-rsid="005e1b6c"/>
    </style:style>
    <style:style style:name="P25" style:family="paragraph" style:parent-style-name="Footer">
      <style:text-properties officeooo:rsid="0040a25c"/>
    </style:style>
    <style:style style:name="T1" style:family="text">
      <style:text-properties officeooo:rsid="0040a2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5bac" style:font-weight-asian="bold" style:font-weight-complex="bold"/>
    </style:style>
    <style:style style:name="T4" style:family="text">
      <style:text-properties fo:font-weight="bold" officeooo:rsid="003b0d5b" style:font-weight-asian="bold" style:font-weight-complex="bold"/>
    </style:style>
    <style:style style:name="T5" style:family="text">
      <style:text-properties fo:font-weight="bold" officeooo:rsid="0040a25c" style:font-weight-asian="bold" style:font-weight-complex="bold"/>
    </style:style>
    <style:style style:name="T6" style:family="text">
      <style:text-properties fo:font-weight="bold" officeooo:rsid="00553601" style:font-weight-asian="bold" style:font-weight-complex="bold"/>
    </style:style>
    <style:style style:name="T7" style:family="text">
      <style:text-properties fo:font-weight="bold" officeooo:rsid="0056557a" style:font-weight-asian="bold" style:font-weight-complex="bold"/>
    </style:style>
    <style:style style:name="T8" style:family="text">
      <style:text-properties fo:font-weight="bold" officeooo:rsid="003370c4" style:font-weight-asian="bold" style:font-weight-complex="bold"/>
    </style:style>
    <style:style style:name="T9" style:family="text">
      <style:text-properties fo:font-weight="bold" officeooo:rsid="005a6825" style:font-weight-asian="bold" style:font-weight-complex="bold"/>
    </style:style>
    <style:style style:name="T10" style:family="text">
      <style:text-properties fo:font-weight="bold" officeooo:rsid="005c8b07" style:font-weight-asian="bold" style:font-weight-complex="bold"/>
    </style:style>
    <style:style style:name="T11" style:family="text">
      <style:text-properties officeooo:rsid="00552127"/>
    </style:style>
    <style:style style:name="T12" style:family="text">
      <style:text-properties officeooo:rsid="0056557a"/>
    </style:style>
    <style:style style:name="T13" style:family="text">
      <style:text-properties officeooo:rsid="0057e20f"/>
    </style:style>
    <style:style style:name="T14" style:family="text">
      <style:text-properties officeooo:rsid="005abb44"/>
    </style:style>
    <style:style style:name="T15" style:family="text">
      <style:text-properties fo:font-weight="normal" officeooo:rsid="005c8b07" style:font-weight-asian="normal" style:font-weight-complex="normal"/>
    </style:style>
    <style:style style:name="T16" style:family="text">
      <style:text-properties fo:font-weight="normal" officeooo:rsid="005d2cf1" style:font-weight-asian="normal" style:font-weight-complex="normal"/>
    </style:style>
    <style:style style:name="T17" style:family="text">
      <style:text-properties officeooo:rsid="005e1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LICAÇAO PARA RECONHECIMENTO LEXICO EM COMPILADORES</text:p>
      <text:p text:style-name="P10"><text:span text:style-name="T11">Gabriel Rudey*, </text:span>Jefferson A. Coppini*, Jonathan T. Rauber*, <text:span text:style-name="T11">Nicholas Brutti*, </text:span>Ricardo A. Müller*</text:p>
      <text:p text:style-name="P10"/>
      <text:p text:style-name="P11"><text:span text:style-name="T2"><text:tab/></text:span><text:span text:style-name="T4">1. </text:span><text:span text:style-name="T2">Resumo</text:span></text:p>
      <text:p text:style-name="P11"/>
      <text:p text:style-name="P12"><text:tab/>2. Introdução</text:p>
      <text:p text:style-name="P7"/>
      <text:p text:style-name="P1"><text:span text:style-name="T3"><text:tab/></text:span><text:span text:style-name="T5">3. </text:span><text:span text:style-name="T3">Referencial Teórico</text:span></text:p>
      <text:p text:style-name="P2"/>
      <text:p text:style-name="P3"><text:span text:style-name="T5"><text:tab/>4. </text:span><text:span text:style-name="T7">Implementação</text:span><text:span text:style-name="T6"> e resultados</text:span></text:p>
      <text:p text:style-name="P4"><text:tab/><text:span text:style-name="T12">O processo de analise léxica de uma linguagem é um <text:s/>processo trabalhoso, que requer alguns métodos de desenvolvimento para tal funcionamento. Segue abaixo o modelo de implementação e técnicas utilizadas durante este processo.</text:span></text:p>
      <text:p text:style-name="P23"><text:span text:style-name="T1"><text:tab/></text:span></text:p>
      <text:p text:style-name="P23"><text:span text:style-name="T5"><text:tab/>4.1 Entrada </text:span></text:p>
      <text:p text:style-name="P8"><text:tab/><text:span text:style-name="T13">A entrada é composta por dois arquivos. O arquivo correspondente ao carregamento dos tokens (entrada.txt ) e outro referente ao código fonte do arquivo (fonte.txt). </text:span></text:p>
      <text:p text:style-name="P14"><text:tab/>No arquivo de carregamento <text:s/>estão os tokens da linguagem propriamente ditos e as linguagem regulares. As linguagens regulares são responsáveis por determinar como <text:s/>variáveis e identificadores serão formados.</text:p>
      <text:p text:style-name="P9"><text:tab/><text:span text:style-name="T13">O arquivo fonte é responsável pelo programa em si. <text:s/>Nele estão as instruções que serão interpretadas pelo analisador léxico, sendo que em cada linha do arquivo possui uma instrução.</text:span></text:p>
      <text:p text:style-name="P15"/>
      <text:p text:style-name="P15"><text:span text:style-name="T5"><text:tab/>4.2 </text:span><text:span text:style-name="T8">Leitura e armazenamento no AFND</text:span></text:p>
      <text:p text:style-name="P16"><text:tab/><text:span text:style-name="T14">Na etapa de armazenamento dos tokens em um automato não determinístico, a ideia é carregar esses tokens conforme descrito na subseção anterior, gerando assim as transições necessárias no processo de validação dos tokens. Nessa etapa o automato é definido não determinístico pelo fato de haver mais de uma transição de estados pelo mesmo atributo mas para estados diferentes. Esta situação ocorre apenas no estado inicial, pois é no mesmo onde o primeiro simbolo do token é dito como estado inicial.</text:span></text:p>
      <text:p text:style-name="P17"><text:soft-page-break/><text:span text:style-name="T5"><text:tab/>4.3 </text:span><text:span text:style-name="T2">Determinização</text:span></text:p>
      <text:p text:style-name="P18"><text:span text:style-name="T2"><text:tab/></text:span><text:span text:style-name="T15">Dado um automato não determinístico gerado pelo carregamento dos tokens, a missão a parir desse momento é encontrar um modo de eliminar esse indeterminismo. O processo de determinização surge como solução para o problema.</text:span></text:p>
      <text:p text:style-name="P18"><text:span text:style-name="T15"><text:tab/>Como citado em seções anteriores o processo determinização, consiste em gerar novos estados, a partir do estado inicial, sendo que esses novos estados são imunes de indeterminismo, e por tanto o resultado esperado</text:span></text:p>
      <text:p text:style-name="P18"><text:span text:style-name="T15"/></text:p>
      <text:p text:style-name="P19"><text:span text:style-name="T5"><text:tab/>4.4 </text:span><text:span text:style-name="T2">Minimização</text:span></text:p>
      <text:p text:style-name="P20"><text:span text:style-name="T2"><text:tab/></text:span><text:span text:style-name="T16">O processo de minimização de um automato determinístico consiste basicamente em eliminar os estados mortos e inalcançáveis. Os estados mortos são aqueles que dada uma derivação não conseguem alcançar os estados finais. Esta implementação é feita de forma a verificar um vetor de estados alcançáveis do próprio estado. Se nesse vetor não for encontrado nenhum estado final, ele é eliminado.</text:span></text:p>
      <text:p text:style-name="P20"><text:span text:style-name="T16">A etapa de eliminar os estados inalcançáveis é a forma de excluir aqueles estados que não são alcançáveis a partir do estado inicial. Na aplicação em questão essa etapa não é necessária, esse processo esta implícito durante o processo de determinizaçao, pois o mesmo consiste em gerar seus estados a partir do estado inicial.</text:span></text:p>
      <text:p text:style-name="P21"><text:span text:style-name="T2"><text:tab/></text:span></text:p>
      <text:p text:style-name="P21"><text:span text:style-name="T9"><text:tab/>4.5 Analise </text:span><text:span text:style-name="T10">léxica</text:span></text:p>
      <text:p text:style-name="P19"><text:tab/><text:span text:style-name="T17">Dados os conceitos já explicados a analise léxica surge como a principal etapa desse desenvolvimento. O objetivo é fazer uma analise e verificação de um arquivo fonte com varias instruções, e verificar se cada string que pertencente a ela esta vinculada a um item que foi carregado durante o processo de inicialização.</text:span></text:p>
      <text:p text:style-name="P24">A aplicação inicialmente interpreta cada linha do arquivo fonte, faz a separação do código fonte e mando a string separada para o reconhecimento léxico. No reconhecimento léxico, a string é percorrida e cada um de seus caracteres é verificado no automato finito, se no fim da string coincidir com um estado final do automato o token é reconhecido.</text:p>
      <text:p text:style-name="P22"><text:span text:style-name="T2"><text:tab/>5. Conclusão</text:span></text:p>
      <text:p text:style-name="P6"><text:tab/></text:p>
      <text:p text:style-name="P5"><text:span text:style-name="T5"><text:tab/>6. </text:span><text:span text:style-name="T2">Referencial bibliográf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a25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9:14:59.471194018</meta:creation-date>
    <dc:date>2017-12-11T20:25:24.231737730</dc:date>
    <meta:editing-duration>P1DT6H28M20S</meta:editing-duration>
    <meta:editing-cycles>46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536" meta:character-count="3471" meta:non-whitespace-character-count="2930"/>
  </office:meta>
</office:document-meta>
</file>